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tar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spell_thunder_damag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weapon_damage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thund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big_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spell_thunder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weapon_damage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chance_of_static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armor</text:p>
          </table:table-cell>
          <table:table-cell table:number-columns-repeated="4"/>
          <table:table-cell office:value-type="string" calcext:value-type="string">
            <text:p>chance_of_static</text:p>
          </table:table-cell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big_mana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under_storm_mana_cos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3"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hunder_storm_cooldow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torm_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torm_cooldown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17" office:value-type="string" calcext:value-type="string">
            <text:p>E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3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18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assive_storm</text:p>
          </table:table-cell>
          <table:table-cell table:number-columns-repeated="4" office:value-type="string" calcext:value-type="string">
            <text:p>O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thunder_weapon_damage</text:p>
          </table:table-cell>
          <table:table-cell table:number-columns-repeated="99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8:01:38.4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15T18:03:46.698000000</dc:date>
    <meta:editing-duration>PT20M20S</meta:editing-duration>
    <meta:editing-cycles>7</meta:editing-cycles>
    <meta:generator>Trio_Office/6.2.8.2$Windows_x86 LibreOffice_project/</meta:generator>
    <meta:document-statistic meta:table-count="1" meta:cell-count="315" meta:object-count="0"/>
  </office:meta>
</office:document-meta>
</file>